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8Num1"/>
    <style:style style:name="P3" style:family="paragraph" style:parent-style-name="Standard" style:list-style-name="WW8Num1">
      <style:text-properties officeooo:paragraph-rsid="000cc64e"/>
    </style:style>
    <style:style style:name="P4" style:family="paragraph" style:parent-style-name="Standard">
      <style:text-properties fo:color="#2a6099" loext:opacity="100%" style:font-name="Ubuntu" fo:font-size="15pt" fo:font-weight="bold" style:font-size-asian="15pt" style:font-weight-asian="bold" style:font-name-complex="Ubuntu" style:font-size-complex="15pt" style:font-weight-complex="bold"/>
    </style:style>
    <style:style style:name="P5" style:family="paragraph" style:parent-style-name="Standard">
      <style:text-properties fo:color="#2a6099" loext:opacity="100%" style:font-name="Ubuntu" fo:font-size="15pt" fo:language="en" fo:country="US" fo:font-weight="bold" style:letter-kerning="true" style:font-name-asian="Noto Serif CJK SC" style:font-size-asian="15pt" style:language-asian="zh" style:country-asian="CN" style:font-weight-asian="bold" style:font-name-complex="Ubuntu" style:font-size-complex="15pt" style:language-complex="hi" style:country-complex="IN" style:font-weight-complex="bold"/>
    </style:style>
    <style:style style:name="P6" style:family="paragraph" style:parent-style-name="Standard" style:list-style-name="WW8Num1">
      <style:text-properties style:font-name="Ubuntu" fo:font-size="15pt" fo:font-weight="bold" style:font-size-asian="15pt" style:font-weight-asian="bold" style:font-name-complex="Ubuntu" style:font-size-complex="15pt" style:font-weight-complex="bold"/>
    </style:style>
    <style:style style:name="P7" style:family="paragraph" style:parent-style-name="Standard" style:list-style-name="WW8Num1">
      <style:text-properties style:font-name="Ubuntu" fo:font-size="15pt" fo:font-weight="normal" style:font-size-asian="15pt" style:font-weight-asian="normal" style:font-name-complex="Ubuntu" style:font-size-complex="15pt" style:font-weight-complex="normal"/>
    </style:style>
    <style:style style:name="P8" style:family="paragraph" style:parent-style-name="Standard" style:list-style-name="WW8Num1">
      <style:text-properties fo:color="#000000" loext:opacity="100%" style:font-name="Ubuntu" fo:font-size="15pt" fo:font-weight="normal" style:font-size-asian="15pt" style:font-weight-asian="normal" style:font-name-complex="Ubuntu" style:font-size-complex="15pt" style:font-weight-complex="normal"/>
    </style:style>
    <style:style style:name="P9" style:family="paragraph" style:parent-style-name="Standard" style:list-style-name="WW8Num1">
      <style:text-properties fo:color="#000000" loext:opacity="100%" style:font-name="Ubuntu" fo:font-size="15pt" fo:language="en" fo:country="US" fo:font-weight="bold" style:letter-kerning="true" style:font-name-asian="Noto Serif CJK SC" style:font-size-asian="15pt" style:language-asian="zh" style:country-asian="CN" style:font-weight-asian="bold" style:font-name-complex="Ubuntu" style:font-size-complex="15pt" style:language-complex="hi" style:country-complex="IN" style:font-weight-complex="bold"/>
    </style:style>
    <style:style style:name="P10" style:family="paragraph" style:parent-style-name="Standard" style:list-style-name="WW8Num1">
      <style:text-properties fo:color="#000000" loext:opacity="100%" style:font-name="Ubuntu" fo:font-size="15pt" fo:font-weight="bold" style:font-size-asian="15pt" style:font-weight-asian="bold" style:font-name-complex="Ubuntu" style:font-size-complex="15pt" style:font-weight-complex="bold"/>
    </style:style>
    <style:style style:name="P11" style:family="paragraph" style:parent-style-name="Standard" style:list-style-name="WW8Num1">
      <style:text-properties style:use-window-font-color="true" loext:opacity="0%" style:font-name="Ubuntu" fo:font-size="15pt" fo:language="en" fo:country="US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P12" style:family="paragraph" style:parent-style-name="Standard" style:list-style-name="">
      <style:paragraph-properties fo:margin-left="0.722in" fo:margin-right="0in" fo:text-indent="0in" style:auto-text-indent="false"/>
      <style:text-properties style:use-window-font-color="true" loext:opacity="0%" style:font-name="Ubuntu" fo:font-size="15pt" fo:language="en" fo:country="US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P13" style:family="paragraph" style:parent-style-name="Standard">
      <style:text-properties style:use-window-font-color="true" loext:opacity="0%" style:font-name="Ubuntu" fo:font-size="15pt" fo:language="en" fo:country="US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P14" style:family="paragraph" style:parent-style-name="Standard" style:list-style-name="WW8Num1">
      <style:text-properties style:use-window-font-color="true" loext:opacity="0%" style:font-name="Ubuntu" fo:font-size="15pt" fo:language="en" fo:country="US" fo:font-weight="bold" style:letter-kerning="true" style:font-name-asian="Noto Serif CJK SC" style:font-size-asian="15pt" style:language-asian="zh" style:country-asian="CN" style:font-weight-asian="bold" style:font-name-complex="Ubuntu" style:font-size-complex="15pt" style:language-complex="hi" style:country-complex="IN" style:font-weight-complex="bold"/>
    </style:style>
    <style:style style:name="T1" style:family="text">
      <style:text-properties fo:color="#000000" loext:opacity="100%" style:font-name="Ubuntu" fo:font-size="15pt" fo:font-weight="bold" style:font-size-asian="15pt" style:font-weight-asian="bold" style:font-name-complex="Ubuntu" style:font-size-complex="15pt" style:font-weight-complex="bold"/>
    </style:style>
    <style:style style:name="T2" style:family="text">
      <style:text-properties fo:color="#000000" loext:opacity="100%" style:font-name="Ubuntu" fo:font-size="15pt" fo:language="en" fo:country="US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3" style:family="text">
      <style:text-properties fo:color="#000000" loext:opacity="100%" style:font-name="Ubuntu" fo:font-size="15pt" fo:language="en" fo:country="US" style:text-underline-style="none" fo:font-weight="bold" style:letter-kerning="true" style:font-name-asian="Noto Serif CJK SC" style:font-size-asian="15pt" style:language-asian="zh" style:country-asian="CN" style:font-weight-asian="bold" style:font-name-complex="Ubuntu" style:font-size-complex="15pt" style:language-complex="hi" style:country-complex="IN" style:font-weight-complex="bold"/>
    </style:style>
    <style:style style:name="T4" style:family="text">
      <style:text-properties fo:color="#000000" loext:opacity="100%" style:font-name="Ubuntu" fo:font-size="15pt" fo:language="en" fo:country="US" style:text-underline-style="none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5" style:family="text">
      <style:text-properties fo:color="#000000" loext:opacity="100%" style:font-name="Ubuntu" fo:font-size="15pt" fo:language="en" fo:country="US" style:text-underline-style="none" fo:font-weight="normal" officeooo:rsid="000cc64e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6" style:family="text">
      <style:text-properties fo:color="#000000" loext:opacity="100%" style:font-name="Ubuntu" fo:font-size="15pt" fo:font-weight="normal" style:font-size-asian="15pt" style:font-weight-asian="normal" style:font-name-complex="Ubuntu" style:font-size-complex="15pt" style:font-weight-complex="normal"/>
    </style:style>
    <style:style style:name="T7" style:family="text">
      <style:text-properties fo:color="#000000" loext:opacity="100%" style:font-name="Ubuntu" fo:font-size="15pt" style:text-underline-style="none" fo:font-weight="normal" style:letter-kerning="true" style:font-name-asian="Noto Serif CJK SC" style:font-size-asian="15pt" style:font-weight-asian="normal" style:font-name-complex="Ubuntu" style:font-size-complex="15pt" style:font-weight-complex="normal"/>
    </style:style>
    <style:style style:name="T8" style:family="text">
      <style:text-properties fo:color="#000000" loext:opacity="100%" style:font-name="Ubuntu" fo:font-size="15pt" style:text-underline-style="none" fo:font-weight="bold" style:letter-kerning="true" style:font-name-asian="Noto Serif CJK SC" style:font-size-asian="15pt" style:font-weight-asian="bold" style:font-name-complex="Ubuntu" style:font-size-complex="15pt" style:font-weight-complex="bold"/>
    </style:style>
    <style:style style:name="T9" style:family="text">
      <style:text-properties fo:color="#000000" loext:opacity="100%" style:font-name="Ubuntu" fo:font-size="15pt" fo:language="zxx" fo:country="none" style:text-underline-style="none" fo:font-weight="normal" style:letter-kerning="true" style:font-name-asian="Noto Serif CJK SC" style:font-size-asian="15pt" style:language-asian="zxx" style:country-asian="none" style:font-weight-asian="normal" style:font-name-complex="Ubuntu" style:font-size-complex="15pt" style:language-complex="zxx" style:country-complex="none" style:font-weight-complex="normal"/>
    </style:style>
    <style:style style:name="T10" style:family="text">
      <style:text-properties style:font-name="Ubuntu" fo:font-size="15pt" fo:font-weight="normal" style:font-size-asian="15pt" style:font-weight-asian="normal" style:font-name-complex="Ubuntu" style:font-size-complex="15pt" style:font-weight-complex="normal"/>
    </style:style>
    <style:style style:name="T11" style:family="text">
      <style:text-properties style:font-name="Ubuntu" fo:font-size="15pt" fo:language="en" fo:country="US" style:text-underline-style="none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12" style:family="text">
      <style:text-properties style:font-name="Ubuntu" fo:font-size="15pt" fo:language="en" fo:country="US" style:text-underline-style="none" fo:font-weight="normal" officeooo:rsid="000cc64e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13" style:family="text">
      <style:text-properties fo:color="#2a6099" loext:opacity="100%" style:font-name="Ubuntu" fo:font-size="15pt" fo:font-weight="bold" style:font-size-asian="15pt" style:font-weight-asian="bold" style:font-name-complex="Ubuntu" style:font-size-complex="15pt" style:font-weight-complex="bold"/>
    </style:style>
    <style:style style:name="T14" style:family="text">
      <style:text-properties fo:font-variant="normal" fo:text-transform="none" fo:color="#000000" loext:opacity="100%" style:font-name="Ubuntu" fo:font-size="15pt" fo:letter-spacing="normal" fo:font-style="normal" fo:font-weight="normal" style:font-size-asian="15pt" style:font-style-asian="normal" style:font-weight-asian="normal" style:font-name-complex="Ubuntu" style:font-size-complex="15pt"/>
    </style:style>
    <style:style style:name="T15" style:family="text">
      <style:text-properties style:use-window-font-color="true" loext:opacity="0%" style:font-name="Ubuntu" fo:font-size="15pt" fo:language="en" fo:country="US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16" style:family="text">
      <style:text-properties style:use-window-font-color="true" loext:opacity="0%" style:font-name="Ubuntu" fo:font-size="15pt" fo:language="en" fo:country="US" fo:font-weight="bold" style:letter-kerning="true" style:font-name-asian="Noto Serif CJK SC" style:font-size-asian="15pt" style:language-asian="zh" style:country-asian="CN" style:font-weight-asian="bold" style:font-name-complex="Ubuntu" style:font-size-complex="15pt" style:language-complex="hi" style:country-complex="IN" style:font-weight-complex="bold"/>
    </style:style>
    <style:style style:name="T17" style:family="text">
      <style:text-properties fo:color="#c9211e" loext:opacity="100%" style:font-name="Ubuntu" fo:font-size="15pt" fo:language="en" fo:country="US" style:text-underline-style="none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18" style:family="text">
      <style:text-properties fo:color="#c9211e" loext:opacity="100%" style:font-name="Ubuntu" fo:font-size="15pt" fo:language="en" fo:country="US" style:text-underline-style="none" fo:font-weight="normal" officeooo:rsid="000cc64e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19" style:family="text">
      <style:text-properties fo:color="#111111" loext:opacity="100%" style:font-name="Ubuntu" fo:font-size="15pt" fo:language="en" fo:country="US" style:text-underline-style="none" fo:font-weight="bold" style:letter-kerning="true" style:font-name-asian="Noto Serif CJK SC" style:font-size-asian="15pt" style:language-asian="zh" style:country-asian="CN" style:font-weight-asian="bold" style:font-name-complex="Ubuntu" style:font-size-complex="15pt" style:language-complex="hi" style:country-complex="IN" style:font-weight-complex="bold"/>
    </style:style>
    <style:style style:name="T20" style:family="text">
      <style:text-properties fo:color="#111111" loext:opacity="100%" style:font-name="Ubuntu" fo:font-size="15pt" fo:language="en" fo:country="US" style:text-underline-style="none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21" style:family="text">
      <style:text-properties fo:color="#ff4000" loext:opacity="100%" style:font-name="Ubuntu" fo:font-size="15pt" fo:language="en" fo:country="US" style:text-underline-style="none" fo:font-weight="normal" officeooo:rsid="000cc64e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22" style:family="text">
      <style:text-properties fo:color="#ff0000" loext:opacity="100%" style:font-name="Ubuntu" fo:font-size="15pt" fo:language="en" fo:country="US" style:text-underline-style="none" fo:font-weight="normal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  <style:style style:name="T23" style:family="text">
      <style:text-properties fo:color="#ff0000" loext:opacity="100%" style:font-name="Ubuntu" fo:font-size="15pt" fo:language="en" fo:country="US" style:text-underline-style="none" fo:font-weight="normal" officeooo:rsid="000cc64e" style:letter-kerning="true" style:font-name-asian="Noto Serif CJK SC" style:font-size-asian="15pt" style:language-asian="zh" style:country-asian="CN" style:font-weight-asian="normal" style:font-name-complex="Ubuntu" style:font-size-complex="15pt" style:language-complex="hi" style:country-complex="IN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eyboarding (</text:span><text:span text:style-name="T13">Re</text:span><text:span text:style-name="T1">)Master</text:span></text:p>
      <text:p text:style-name="Standard"/>
      <text:p text:style-name="P4">Updated Features</text:p>
      <text:list xml:id="list3127949479" text:style-name="WW8Num1">
        <text:list-item>
          <text:p text:style-name="P6">New Devices</text:p>
          <text:list>
            <text:list-item>
              <text:list>
                <text:list-item>
                  <text:p text:style-name="P7">Tartarus V2 </text:p>
                </text:list-item>
                <text:list-item>
                  <text:p text:style-name="P7">Logitech G502</text:p>
                </text:list-item>
                <text:list-item>
                  <text:p text:style-name="P8">G-SPY RH1900</text:p>
                  <text:list>
                    <text:list-item>
                      <text:list>
                        <text:list-item>
                          <text:p text:style-name="P2"><text:span text:style-name="T2">Contributed by</text:span><text:span text:style-name="T6"> </text:span><text:span text:style-name="T14">David Ferreira</text:span><text:span text:style-name="T6"> (FZ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Profiles</text:p>
          <text:list>
            <text:list-item>
              <text:list>
                <text:list-item>
                  <text:p text:style-name="P8">Each profile has 8 programmable keymaps</text:p>
                </text:list-item>
                <text:list-item>
                  <text:p text:style-name="P8">Keymaps can be bound for fast keymap switching</text:p>
                </text:list-item>
                <text:list-item>
                  <text:p text:style-name="P8">Keymap reset button added</text:p>
                </text:list-item>
              </text:list>
            </text:list-item>
          </text:list>
        </text:list-item>
        <text:list-item>
          <text:p text:style-name="P10">Simultaneous Device Support</text:p>
        </text:list-item>
        <text:list-item>
          <text:p text:style-name="P9">Cloud Syncing (DropBox)</text:p>
        </text:list-item>
      </text:list>
      <text:p text:style-name="Standard"/>
      <text:p text:style-name="P5">Known Issues </text:p>
      <text:list xml:id="list122224972515334" text:continue-numbering="true" text:style-name="WW8Num1">
        <text:list-item>
          <text:p text:style-name="P6">Limitations</text:p>
          <text:list>
            <text:list-item>
              <text:list>
                <text:list-item>
                  <text:p text:style-name="P2"><text:span text:style-name="T10">Some </text:span><text:span text:style-name="T15">inputs</text:span><text:span text:style-name="T10"> are not programmable</text:span></text:p>
                  <text:list>
                    <text:list-item>
                      <text:list>
                        <text:list-item>
                          <text:p text:style-name="P2"><text:span text:style-name="T10">For example, Razer Tartarus </text:span><text:span text:style-name="T15">joystick diagonal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Cannot bind FN key </text:p>
                </text:list-item>
                <text:list-item>
                  <text:p text:style-name="P2"><text:span text:style-name="T15">Invalid character: </text:span><text:span text:style-name="T16">`</text:span><text:span text:style-name="T15"> </text:span></text:p>
                  <text:list>
                    <text:list-item>
                      <text:list>
                        <text:list-item>
                          <text:p text:style-name="P11">Used as delimiter</text:p>
                        </text:list-item>
                      </text:list>
                    </text:list-item>
                  </text:list>
                </text:list-item>
                <text:list-item>
                  <text:p text:style-name="P11">No light controls </text:p>
                </text:list-item>
              </text:list>
            </text:list-item>
          </text:list>
        </text:list-item>
        <text:list-item>
          <text:p text:style-name="P14">Technical</text:p>
          <text:list>
            <text:list-item>
              <text:list>
                <text:list-item>
                  <text:p text:style-name="P11">May have to give read permission to /dev/input for KBM to detect your device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22">sudo chmod -R o+r /dev/input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Internet_20_link"><text:span text:style-name="T5">May have to run the application as sudo</text:span></text:span></text:p>
                  <text:list>
                    <text:list-item>
                      <text:list>
                        <text:list-item>
                          <text:p text:style-name="P3"><text:span text:style-name="Internet_20_link"><text:span text:style-name="T23">sudo ./gradlew run</text:span></text:span></text:p>
                        </text:list-item>
                        <text:list-item>
                          <text:p text:style-name="P3"><text:span text:style-name="Internet_20_link"><text:span text:style-name="T5">or </text:span></text:span><text:span text:style-name="Internet_20_link"><text:span text:style-name="T23">sudo gradle run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5">Does </text:span><text:span text:style-name="T10">not work with Polychromatic Controller daemon service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22">Disable the daemon using Polychromatic Controller settings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Gamepad controllers do not work properly with Steam’s “Big Picture” enabled</text:p>
                </text:list-item>
                <text:list-item>
                  <text:p text:style-name="P8">No cross-platform support </text:p>
                </text:list-item>
                <text:list-item>
                  <text:p text:style-name="P2"><text:span text:style-name="T6">JavaFX WebView has occasional </text:span><text:span text:style-name="T2">issues</text:span></text:p>
                  <text:list>
                    <text:list-item>
                      <text:list>
                        <text:list-item>
                          <text:p text:style-name="P8">Only affects DropBox users</text:p>
                        </text:list-item>
                        <text:list-item>
                          <text:p text:style-name="P2"><text:span text:style-name="T6">Might </text:span><text:span text:style-name="T2">try</text:span><text:span text:style-name="T6"> replacing with JxBrows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6"/></text:p>
      <text:p text:style-name="Standard"><text:soft-page-break/><text:span text:style-name="T6"/></text:p>
      <text:p text:style-name="Standard"><text:span text:style-name="T6"/></text:p>
      <text:list xml:id="list122224667615108" text:continue-numbering="true" text:style-name="WW8Num1">
        <text:list-item>
          <text:p text:style-name="P2"><text:span text:style-name="Internet_20_link"><text:span text:style-name="T3">Mouse</text:span></text:span></text:p>
          <text:list>
            <text:list-item>
              <text:list>
                <text:list-item>
                  <text:p text:style-name="P2"><text:span text:style-name="Internet_20_link"><text:span text:style-name="T4">If you lose the ability to click due to an erroneous keybinding, alt+tab to the main device window and use tab with space bar to uncheck “enabled” next to your device. Then rebind the keys.</text:span></text:span></text:p>
                </text:list-item>
              </text:list>
            </text:list-item>
          </text:list>
        </text:list-item>
      </text:list>
      <text:p text:style-name="P12"/>
      <text:p text:style-name="P5"/>
      <text:p text:style-name="P5">Adding Devices </text:p>
      <text:list xml:id="list122224991991536" text:continue-numbering="true" text:style-name="WW8Num1">
        <text:list-item>
          <text:p text:style-name="P2"><text:span text:style-name="Internet_20_link"><text:span text:style-name="T19">Obtaining the controller name</text:span></text:span></text:p>
          <text:list>
            <text:list-item>
              <text:list>
                <text:list-item>
                  <text:p text:style-name="P2"><text:span text:style-name="Internet_20_link"><text:span text:style-name="T20">Controller names come from /dev/input/by-id</text:span></text:span></text:p>
                </text:list-item>
                <text:list-item>
                  <text:p text:style-name="P2"><text:span text:style-name="Internet_20_link"><text:span text:style-name="T20">./scripts/scan.bash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20">Obtains device information and stores it in a log file</text:span></text:span></text:p>
                        </text:list-item>
                        <text:list-item>
                          <text:p text:style-name="P2"><text:span text:style-name="Internet_20_link"><text:span text:style-name="T20">May need to run with sudo</text:span></text:span></text:p>
                        </text:list-item>
                        <text:list-item>
                          <text:p text:style-name="P2"><text:span text:style-name="Internet_20_link"><text:span text:style-name="T20">If script does not work, make sure the library paths are correct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Internet_20_link"><text:span text:style-name="T20">gedit HardwareScan.log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20">Contains controller name</text:span></text:span></text:p>
                        </text:list-item>
                        <text:list-item>
                          <text:p text:style-name="P2"><text:span text:style-name="Internet_20_link"><text:span text:style-name="T20">If device is not detected by KBM, you may need elevated privileges. (See Known Issues → Technical)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Internet_20_link"><text:span text:style-name="T19">Obtaining the default key mappings</text:span></text:span></text:p>
          <text:list>
            <text:list-item>
              <text:list>
                <text:list-item>
                  <text:p text:style-name="P2"><text:span text:style-name="Internet_20_link"><text:span text:style-name="T20">Method 1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20">./scripts/poll.bash “Controller Name”</text:span></text:span></text:p>
                        </text:list-item>
                        <text:list-item>
                          <text:p text:style-name="P2"><text:span text:style-name="Internet_20_link"><text:span text:style-name="T20">Press each key individually and copy the terminal.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Internet_20_link"><text:span text:style-name="T20">Method 2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20">HardwareEngine.java → pollNormalMode()</text:span></text:span></text:p>
                        </text:list-item>
                        <text:list-item>
                          <text:p text:style-name="P2"><text:span text:style-name="Internet_20_link"><text:span text:style-name="T20">Remove comments from component list printouts</text:span></text:span></text:p>
                        </text:list-item>
                        <text:list-item>
                          <text:p text:style-name="P2"><text:span text:style-name="Internet_20_link"><text:span text:style-name="T20">Run KBM and press each key on your device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Internet_20_link"><text:span text:style-name="T20">You may also be able to use the device manual</text:span></text:span></text:p>
                </text:list-item>
                <text:list-item>
                  <text:p text:style-name="P2"><text:span text:style-name="Internet_20_link"><text:span text:style-name="T4">Note: Default keymap cannot be null</text:span></text:span></text:p>
                </text:list-item>
              </text:list>
            </text:list-item>
          </text:list>
        </text:list-item>
        <text:list-item>
          <text:p text:style-name="P2"><text:span text:style-name="Internet_20_link"><text:span text:style-name="T19">Creating the necessary files</text:span></text:span></text:p>
          <text:list>
            <text:list-item>
              <text:list>
                <text:list-item>
                  <text:p text:style-name="P2"><text:span text:style-name="Internet_20_link"><text:span text:style-name="T20">Use the controller name and the default keymap</text:span></text:span></text:p>
                </text:list-item>
                <text:list-item>
                  <text:p text:style-name="P2"><text:span text:style-name="Internet_20_link"><text:span text:style-name="T20">Must create a driver file (.java) and resource file (.fxml) </text:span></text:span></text:p>
                </text:list-item>
                <text:list-item>
                  <text:p text:style-name="P2"><text:span text:style-name="Internet_20_link"><text:span text:style-name="T7">Create a new driver module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7">src/main/java/com.monkygames.kbmaster/driver/devices</text:span></text:span></text:p>
                        </text:list-item>
                        <text:list-item>
                          <text:p text:style-name="P2"><text:span text:style-name="Internet_20_link"><text:span text:style-name="T7">Use existing driver files as examples</text:span></text:span></text:p>
                        </text:list-item>
                        <text:list-item>
                          <text:p text:style-name="P2"><text:span text:style-name="Internet_20_link"><text:span text:style-name="T7">(x,y) coordinates are for the text on the display keymap UI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Internet_20_link"><text:span text:style-name="T7">Create a resource module <text:s/>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7">src/main/resources/com.monkygames.kbmaster/driver</text:span></text:span></text:p>
                        </text:list-item>
                        <text:list-item>
                          <text:p text:style-name="P2"><text:span text:style-name="Internet_20_link"><text:span text:style-name="T7">Use existing resources as example </text:span></text:span></text:p>
                        </text:list-item>
                        <text:list-item>
                          <text:p text:style-name="P2"><text:soft-page-break/><text:span text:style-name="Internet_20_link"><text:span text:style-name="T7">(x,y) coordinates are for the buttons on the configuration UI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Internet_20_link"><text:span text:style-name="T7">Recommended examples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7">Logitech G502 (Mouse)</text:span></text:span></text:p>
                        </text:list-item>
                        <text:list-item>
                          <text:p text:style-name="P2"><text:span text:style-name="Internet_20_link"><text:span text:style-name="T7">Tartarus V2 (Keyboard)</text:span></text:span></text:p>
                        </text:list-item>
                        <text:list-item>
                          <text:p text:style-name="P2"><text:span text:style-name="Internet_20_link"><text:span text:style-name="T7">DualShock 4 (Gamepad/Joystick)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Internet_20_link"><text:span text:style-name="T8">Graphics</text:span></text:span></text:p>
          <text:list>
            <text:list-item>
              <text:list>
                <text:list-item>
                  <text:p text:style-name="P2"><text:span text:style-name="Internet_20_link"><text:span text:style-name="T7">Must have graphics in resources </text:span></text:span><text:span text:style-name="Internet_20_link"><text:span text:style-name="T9">folder</text:span></text:span></text:p>
                </text:list-item>
                <text:list-item>
                  <text:p text:style-name="P2"><text:span text:style-name="Internet_20_link"><text:span text:style-name="T7">Can use existing graphics as placeholders</text:span></text:span></text:p>
                </text:list-item>
                <text:list-item>
                  <text:p text:style-name="P2"><text:span text:style-name="Internet_20_link"><text:span text:style-name="T7">GIMP was used for the creation/modification of graphics</text:span></text:span></text:p>
                </text:list-item>
              </text:list>
            </text:list-item>
          </text:list>
        </text:list-item>
        <text:list-item>
          <text:p text:style-name="P2"><text:span text:style-name="Internet_20_link"><text:span text:style-name="T8">Adding your new driver to KBM</text:span></text:span></text:p>
          <text:list>
            <text:list-item>
              <text:list>
                <text:list-item>
                  <text:p text:style-name="P2"><text:span text:style-name="Internet_20_link"><text:span text:style-name="T7">Edit DriverManager.java --&gt; createDrivers()</text:span></text:span></text:p>
                </text:list-item>
                <text:list-item>
                  <text:p text:style-name="P2"><text:span text:style-name="Internet_20_link"><text:span text:style-name="T7">Add link to your driver class</text:span></text:span></text:p>
                </text:list-item>
              </text:list>
            </text:list-item>
          </text:list>
        </text:list-item>
      </text:list>
      <text:p text:style-name="P13"/>
      <text:p text:style-name="P5">To-Do</text:p>
      <text:list xml:id="list122224387813471" text:continue-numbering="true" text:style-name="WW8Num1">
        <text:list-item>
          <text:p text:style-name="P9">DropBox</text:p>
          <text:list>
            <text:list-item>
              <text:list>
                <text:list-item>
                  <text:p text:style-name="P2"><text:span text:style-name="Internet_20_link"><text:span text:style-name="T7">SyncEventOnExitHandler error popup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7">Must interrupt exit process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Internet_20_link"><text:span text:style-name="T7">Sync time out</text:span></text:span></text:p>
                </text:list-item>
                <text:list-item>
                  <text:p text:style-name="P2"><text:span text:style-name="Internet_20_link"><text:span text:style-name="T7">Alt F4 on logout sync needs to system.exit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7">login sync needs to open main device menu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Internet_20_link"><text:span text:style-name="T8">DualShock 4</text:span></text:span></text:p>
          <text:list>
            <text:list-item>
              <text:list>
                <text:list-item>
                  <text:p text:style-name="P2"><text:span text:style-name="Internet_20_link"><text:span text:style-name="T9">D-Pad</text:span></text:span><text:span text:style-name="Internet_20_link"><text:span text:style-name="T7"> Mode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7">WASD or Arrow Keys</text:span></text:span></text:p>
                        </text:list-item>
                        <text:list-item>
                          <text:p text:style-name="P2"><text:span text:style-name="Internet_20_link"><text:span text:style-name="T7">Invert</text:span></text:span></text:p>
                        </text:list-item>
                        <text:list-item>
                          <text:p text:style-name="P2"><text:span text:style-name="Internet_20_link"><text:span text:style-name="T7">Allow Q and E for WASD mode?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Internet_20_link"><text:span text:style-name="T7">Mouse mode</text:span></text:span></text:p>
                  <text:list>
                    <text:list-item>
                      <text:list>
                        <text:list-item>
                          <text:p text:style-name="P2"><text:span text:style-name="Internet_20_link"><text:span text:style-name="T7">Mouse held down during movement</text:span></text:span></text:p>
                        </text:list-item>
                        <text:list-item>
                          <text:p text:style-name="P2"><text:span text:style-name="Internet_20_link"><text:span text:style-name="T7">Select right or left click</text:span></text:span></text:p>
                        </text:list-item>
                        <text:list-item>
                          <text:p text:style-name="P2"><text:span text:style-name="Internet_20_link"><text:span text:style-name="T7">Invert</text:span></text:span></text:p>
                        </text:list-item>
                        <text:list-item>
                          <text:p text:style-name="P2"><text:span text:style-name="Internet_20_link"><text:span text:style-name="T7">Sensitivity?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Internet_20_link"><text:span text:style-name="T7">Keycode -1 for invert, anything else otherwise</text:span></text:span></text:p>
                </text:list-item>
              </text:list>
            </text:list-item>
          </text:list>
        </text:list-item>
        <text:list-item>
          <text:p text:style-name="P10">Investigate</text:p>
          <text:list>
            <text:list-item>
              <text:list>
                <text:list-item>
                  <text:p text:style-name="P8">KBM System Tray replacement</text:p>
                </text:list-item>
              </text:list>
            </text:list-item>
          </text:list>
        </text:list-item>
        <text:list-item>
          <text:p text:style-name="P10">Misc</text:p>
          <text:list>
            <text:list-item>
              <text:list>
                <text:list-item>
                  <text:p text:style-name="P2"><text:span text:style-name="Internet_20_link"><text:span text:style-name="T4">Remove unused code and resources</text:span></text:span></text:p>
                </text:list-item>
                <text:list-item>
                  <text:p text:style-name="P2"><text:span text:style-name="Internet_20_link"><text:span text:style-name="T4">Improve documentation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WW8Num1z0" style:family="text">
      <style:text-properties fo:color="#000000" loext:opacity="100%" style:font-name="Symbol" fo:font-family="Symbol" style:font-charset="x-symbol" fo:font-size="15pt" fo:language="en" fo:country="US" style:letter-kerning="true" style:font-size-asian="15pt" style:language-asian="zh" style:country-asian="CN" style:font-name-complex="OpenSymbol" style:font-family-complex="OpenSymbol, 'Arial Unicode MS'" style:font-charset-complex="x-symbol" style:font-size-complex="15pt" style:language-complex="hi" style:country-complex="IN"/>
    </style:style>
    <style:style style:name="WW8Num1z1" style:family="text">
      <style:text-properties fo:color="#000000" loext:opacity="100%" style:font-name="Symbol" fo:font-family="Symbol" style:font-charset="x-symbol" fo:font-size="15pt" fo:language="en" fo:country="US" style:letter-kerning="true" style:font-size-asian="15pt" style:language-asian="zh" style:country-asian="CN" style:font-name-complex="Symbol" style:font-family-complex="Symbol" style:font-charset-complex="x-symbol" style:font-size-complex="15pt" style:language-complex="hi" style:country-complex="I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"/>
      </text:list-level-style-bullet>
      <text:list-level-style-bullet text:level="3" text:style-name="WW8Num1z1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"/>
      </text:list-level-style-bullet>
      <text:list-level-style-bullet text:level="4" text:style-name="WW8Num1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"/>
      </text:list-level-style-bullet>
      <text:list-level-style-bullet text:level="6" text:style-name="WW8Num1z1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"/>
      </text:list-level-style-bullet>
      <text:list-level-style-bullet text:level="7" text:style-name="WW8Num1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"/>
      </text:list-level-style-bullet>
      <text:list-level-style-bullet text:level="9" text:style-name="WW8Num1z1" loext:num-list-format="%9%." style:num-suffix=".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6T15:30:08.791556100</meta:creation-date>
    <dc:date>2024-12-20T12:22:22.838915161</dc:date>
    <meta:print-date>1995-11-21T17:41:00</meta:print-date>
    <meta:editing-cycles>1099</meta:editing-cycles>
    <meta:editing-duration>P5DT3H7M38S</meta:editing-duration>
    <meta:document-statistic meta:table-count="0" meta:image-count="0" meta:object-count="0" meta:page-count="3" meta:paragraph-count="101" meta:word-count="587" meta:character-count="3272" meta:non-whitespace-character-count="2872"/>
    <meta:generator>LibreOffice/7.3.7.2$Linux_X86_64 LibreOffice_project/30$Build-2</meta:generator>
  </office:meta>
</office:document-meta>
</file>